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7">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33"/>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7">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40" office:value-type="string">
            <text:p>anyTimeInterrogation - 71</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3"/>
          <table:table-cell table:number-columns-repeated="1012"/>
        </table:table-row>
        <table:table-row table:style-name="ro7">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7">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7">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7">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0">10.07.2012</text:date>, <text:time>15:5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0T15:58:18.56</dc:date>
    <meta:editing-duration>PT45H29M08S</meta:editing-duration>
    <meta:editing-cycles>250</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